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ac1" officeooo:paragraph-rsid="001dbac1"/>
    </style:style>
    <style:style style:name="P2" style:family="paragraph" style:parent-style-name="Text_20_body">
      <style:text-properties officeooo:rsid="001dbac1" officeooo:paragraph-rsid="001dbac1"/>
    </style:style>
    <style:style style:name="P3" style:family="paragraph" style:parent-style-name="Text_20_body">
      <style:text-properties fo:font-variant="normal" fo:text-transform="none" fo:language="en" fo:country="US" fo:font-style="normal" fo:font-weight="normal" officeooo:rsid="001dbac1" officeooo:paragraph-rsid="001dbac1"/>
    </style:style>
    <style:style style:name="P4" style:family="paragraph" style:parent-style-name="Text_20_body" style:list-style-name="L1">
      <loext:graphic-properties draw:fill="none" draw:fill-color="#ffffff"/>
      <style:paragraph-properties style:line-height-at-least="0.476cm" fo:text-align="start" style:justify-single-word="false" fo:background-color="transparent"/>
      <style:text-properties fo:font-variant="normal" fo:text-transform="none" fo:language="en" fo:country="US" fo:font-style="normal" fo:font-weight="normal" officeooo:paragraph-rsid="001f395c"/>
    </style:style>
    <style:style style:name="P5" style:family="paragraph" style:parent-style-name="Text_20_body" style:list-style-name="L1">
      <loext:graphic-properties draw:fill="none" draw:fill-color="#ffffff"/>
      <style:paragraph-properties style:line-height-at-least="0.476cm" fo:text-align="start" style:justify-single-word="false" fo:background-color="transparent"/>
      <style:text-properties fo:font-variant="normal" fo:text-transform="none" fo:language="en" fo:country="US" fo:font-style="normal" fo:font-weight="normal" officeooo:rsid="001f395c" officeooo:paragraph-rsid="001f395c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fo:language="en" fo:country="US" fo:font-style="normal" fo:font-weight="normal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fo:language="en" fo:country="US" fo:font-style="normal" fo:font-weight="normal" officeooo:paragraph-rsid="001f395c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1f395c"/>
    </style:style>
    <style:style style:name="T2" style:family="text">
      <style:text-properties style:font-name="Calibri" fo:font-size="11pt"/>
    </style:style>
    <style:style style:name="T3" style:family="text">
      <style:text-properties style:font-name="Calibri" fo:font-size="11pt" officeooo:rsid="001f395c"/>
    </style:style>
    <style:style style:name="T4" style:family="text">
      <style:text-properties officeooo:rsid="00200b86"/>
    </style:style>
    <style:style style:name="T5" style:family="text">
      <style:text-properties officeooo:rsid="002143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y message:</text:p>
      <text:p text:style-name="P1">Novel open dataset provides new insights into cycling infrastructure that promotes safety and its equity across London</text:p>
      <text:p text:style-name="P1"/>
      <text:p text:style-name="P1">Introduction</text:p>
      <text:p text:style-name="P1">Cycling infrastructure </text:p>
      <text:p text:style-name="P1">- one key factor in promoting cycling</text:p>
      <text:p text:style-name="P1">- improves safety – percieved nad real</text:p>
      <text:p text:style-name="P1">- what infrast improves safety</text:p>
      <text:p text:style-name="P1">- but inequalities and inequities</text:p>
      <text:p text:style-name="P1">London</text:p>
      <text:p text:style-name="P1">- lots of cycling infrastructure and promoting cycling</text:p>
      <text:p text:style-name="P1">- need to know where infrast is in order to evaluate impact</text:p>
      <text:p text:style-name="P1">- <text:span text:style-name="T4">Borough concept </text:span><text:span text:style-name="T5">and comparison </text:span></text:p>
      <text:p text:style-name="P1">Novel dataset</text:p>
      <text:p text:style-name="P1">- traditionally survey</text:p>
      <text:p text:style-name="P1">- open database</text:p>
      <text:p text:style-name="P1"/>
      <text:p text:style-name="P1">Methods</text:p>
      <text:p text:style-name="P1">- accessed CID</text:p>
      <text:p text:style-name="P1">- data cleansed – borough detail, NAs</text:p>
      <text:p text:style-name="P1">- Borough level data – spatial, pop, IMD</text:p>
      <text:p text:style-name="P1">- <text:span text:style-name="T1">matched datasets - </text:span>spatial joined</text:p>
      <text:p text:style-name="P1">- visualised</text:p>
      <text:p text:style-name="P1">????</text:p>
      <text:p text:style-name="P1"/>
      <text:p text:style-name="P1"/>
      <text:p text:style-name="P1">Results</text:p>
      <text:p text:style-name="P1">- overall description of CID</text:p>
      <text:p text:style-name="P1">- <text:span text:style-name="T1">detailed description of safety variables</text:span></text:p>
      <text:p text:style-name="P1">- <text:span text:style-name="T1">sfaety variables by Borough and standardised</text:span></text:p>
      <text:p text:style-name="P1">- <text:span text:style-name="T1">on road cycle lanes – degree of segregation - ? LTN1/20 compliance</text:span></text:p>
      <text:p text:style-name="P1">- <text:span text:style-name="T1">signalised junctions</text:span></text:p>
      <text:p text:style-name="P1"/>
      <text:p text:style-name="P3"><text:span text:style-name="T2">Discussion</text:span> </text:p>
      <text:p text:style-name="P8"><text:span text:style-name="T2">1 RESTATE MAIN FINDINGS</text:span> </text:p>
      <text:p text:style-name="P8"><text:span text:style-name="T2">2 CONTEXT OF LITERATURE</text:span> </text:p>
      <text:p text:style-name="P8"><text:span text:style-name="T2">3 STRENGTHS – first description of novel dataset, open data, reproducible (Code available), methods for managing NAs </text:span> </text:p>
      <text:p text:style-name="P8"><text:span text:style-name="T2">4 LIMITATIONS – limitations of the CID (width, updating), could have compared with OSM         </text:span> </text:p>
      <text:p text:style-name="P9"><text:span text:style-name="T2">5 IMPLICATIONS – </text:span></text:p>
      <text:list xml:id="list737759095" text:style-name="L1">
        <text:list-item>
          <text:p text:style-name="P5"><text:span text:style-name="T3">I</text:span><text:span text:style-name="T2">nfrastructure – not right type or location for all, implications in post-COVID world</text:span></text:p>
        </text:list-item>
        <text:list-item>
          <text:p text:style-name="P4"><text:soft-page-break/><text:span text:style-name="T3">Uses of dataset: </text:span><text:span text:style-name="T2">can now be used to compare or evaluated infrastructure across london, planning for future infrastructure, road safety, combining with other datasets</text:span> </text:p>
        </text:list-item>
      </text:list>
      <text:p text:style-name="P8"><text:span text:style-name="T2">6 CONCLUSION </text:span> </text:p>
      <text:p text:style-name="P1"><text:s/></text:p>
      <text:p text:style-name="P1"/>
      <text:p text:style-name="P1"/>
      <text:p text:style-name="P2"><text:span text:style-name="Emphasis">Background/Intro key points</text:span></text:p>
      <text:list xml:id="list1327028572" text:style-name="L2">
        <text:list-item>
          <text:p text:style-name="P6">COVID pandemic, measures taken and COVID opportunities</text:p>
        </text:list-item>
        <text:list-item>
          <text:p text:style-name="P6">what infrastructure makes cycling ‘safer’</text:p>
        </text:list-item>
        <text:list-item>
          <text:p text:style-name="P6">how do we know what makes it safer - research approaches - inc big data opportunities</text:p>
        </text:list-item>
        <text:list-item>
          <text:p text:style-name="P6">to achieve this, need to know what infrastructure is there to start with - why the CID is important for cycling reaseach</text:p>
        </text:list-item>
        <text:list-item>
          <text:p text:style-name="P6">present use cases for CID</text:p>
        </text:list-item>
      </text:list>
      <text:p text:style-name="Text_20_body"><text:span text:style-name="Emphasis">Aims of paper: </text:span></text:p>
      <text:list xml:id="list2937030210" text:style-name="L3">
        <text:list-item>
          <text:p text:style-name="P7">To describe this new dataset for the first time in the academic literature (what is in it, how to get hold of it, data quality etc)</text:p>
        </text:list-item>
        <text:list-item>
          <text:p text:style-name="P7">To examine how infrastructure varies by Borough – taxonomy of infrastructure</text:p>
        </text:list-item>
        <text:list-item>
          <text:p text:style-name="P7">To examine how infrastructure that is designed to improve safety varies by Borough – Look specifically at the CID data that is around safety – Advanced stop lines (presence of), n = 3775) , on road cycle lanes (n=13849)– segregated ones (or in descending order to ‘safeness’), traffic calming (58565), signals (only those that give specific advantage to cyclists are included in the CID – n = 443) – by LSOA/Borough &amp; TFL</text:p>
        </text:list-item>
        <text:list-item>
          <text:p text:style-name="P7">To examine how infrastructure that is designed to improve safety varies by User – gender, deprivation etc (typology of infrastructure user)</text:p>
          <text:list>
            <text:list-item>
              <text:p text:style-name="P10">Compare amount of infrastructure in LSOA by Index of Multiple Deprivation and then by EATF funding</text:p>
            </text:list-item>
            <text:list-item>
              <text:p text:style-name="P10">Does infrastructure vary by LSOA ? Are there any patterns</text:p>
            </text:list-item>
            <text:list-item>
              <text:p text:style-name="P7">Does amount of EATF funding relate to amount of infrastructure and IMD? 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oline Tait</meta:initial-creator>
    <meta:creation-date>2021-05-10T08:42:39.272684256</meta:creation-date>
    <dc:date>2021-05-12T11:38:03.531256416</dc:date>
    <dc:creator>Caroline Tait</dc:creator>
    <meta:editing-duration>P1DT21H5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455" meta:character-count="2798" meta:non-whitespace-character-count="2370"/>
  </office:meta>
</office:document-meta>
</file>